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8" calcext:value-type="float">
            <text:p>368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table:formula="of:=SUM([.C1230:.G1230])" office:value-type="float" office:value="887" calcext:value-type="float">
            <text:p>8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2" calcext:value-type="float">
            <text:p>302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table:formula="of:=SUM([.C1231:.G1231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4" calcext:value-type="date">
            <text:p>2022-0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0" calcext:value-type="float">
            <text:p>9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5" calcext:value-type="date">
            <text:p>2022-0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5" calcext:value-type="float">
            <text:p>55</text:p>
          </table:table-cell>
          <table:table-cell office:value-type="float" office:value="224" calcext:value-type="float">
            <text:p>224</text:p>
          </table:table-cell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table:formula="of:=SUM([.C1236:.G1236])"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6" calcext:value-type="date">
            <text:p>2022-01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3" calcext:value-type="float">
            <text:p>303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338" calcext:value-type="float">
            <text:p>338</text:p>
          </table:table-cell>
          <table:table-cell office:value-type="float" office:value="21" calcext:value-type="float">
            <text:p>21</text:p>
          </table:table-cell>
          <table:table-cell table:formula="of:=SUM([.C1237:.G1237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7" calcext:value-type="date">
            <text:p>2022-01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3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7:41:24.09337448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2-01-08T17:47:13.027065937</dc:date>
    <dc:creator>Jesus Castagnetto</dc:creator>
    <meta:editing-duration>P9DT14H55M56S</meta:editing-duration>
    <meta:editing-cycles>801</meta:editing-cycles>
    <meta:generator>LibreOffice/7.2.3.2$Linux_X86_64 LibreOffice_project/20$Build-2</meta:generator>
    <meta:document-statistic meta:table-count="1" meta:cell-count="7203" meta:object-count="0"/>
  </office:meta>
</office:document-meta>
</file>